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mazonEmber" svg:font-family="AmazonEmber, 'Helvetica Neue', Helvetica, Arial, sans-serif"/>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71a5" officeooo:paragraph-rsid="001771a5"/>
    </style:style>
    <style:style style:name="P2" style:family="paragraph" style:parent-style-name="Standard">
      <style:text-properties fo:font-size="10pt" officeooo:rsid="001771a5" officeooo:paragraph-rsid="001771a5" style:font-size-asian="10pt" style:font-size-complex="10pt"/>
    </style:style>
    <style:style style:name="P3" style:family="paragraph" style:parent-style-name="Standard">
      <style:text-properties fo:font-size="10pt" fo:font-style="italic" officeooo:rsid="001771a5" officeooo:paragraph-rsid="001771a5" style:font-size-asian="10pt" style:font-style-asian="italic" style:font-size-complex="10pt" style:font-style-complex="italic"/>
    </style:style>
    <style:style style:name="P4" style:family="paragraph" style:parent-style-name="Standard">
      <style:text-properties fo:font-size="10pt" fo:font-style="italic" fo:font-weight="normal" officeooo:rsid="001771a5" officeooo:paragraph-rsid="001771a5" style:font-size-asian="10pt" style:font-style-asian="italic" style:font-weight-asian="normal" style:font-size-complex="10pt" style:font-style-complex="italic" style:font-weight-complex="normal"/>
    </style:style>
    <style:style style:name="P5" style:family="paragraph" style:parent-style-name="Standard">
      <style:text-properties fo:font-weight="bold" officeooo:rsid="001771a5" officeooo:paragraph-rsid="001771a5" style:font-weight-asian="bold" style:font-weight-complex="bold"/>
    </style:style>
    <style:style style:name="P6" style:family="paragraph" style:parent-style-name="Standard">
      <style:text-properties fo:font-variant="normal" fo:text-transform="none" fo:color="#333333" style:font-name="Liberation Serif" fo:font-size="10pt" fo:letter-spacing="normal" fo:font-style="normal" fo:font-weight="normal" officeooo:rsid="001771a5" officeooo:paragraph-rsid="001771a5" style:font-size-asian="10pt" style:font-style-asian="italic" style:font-weight-asian="normal" style:font-size-complex="10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0pt" officeooo:rsid="001771a5" style:font-size-asian="10pt" style:font-size-complex="10pt"/>
    </style:style>
    <style:style style:name="T4" style:family="text">
      <style:text-properties style:font-name="Liberation Serif"/>
    </style:style>
    <style:style style:name="T5" style:family="text">
      <style:text-properties style:font-name="Liberation Serif"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5">Codex AWS-EKS Cost Optimization :</text:p>
      <text:p text:style-name="P1"/>
      <text:p text:style-name="P2">The EKS control plane is the easiest to <text:span text:style-name="T2">understand</text:span> with a fixed cost of $0.20 per hour.</text:p>
      <text:p text:style-name="P1"/>
      <text:p text:style-name="P1"><text:s/><text:span text:style-name="T5">For normal EC2 server.</text:span></text:p>
      <text:p text:style-name="P4"><text:tab/>: EC2 Cost = Instance Hours * Instance Price</text:p>
      <text:p text:style-name="P4"/>
      <text:p text:style-name="P6">In a Kubernetes cluster, the instance hours are directly proportional to the number of pods in the cluster and the resources allocated to those pods.</text:p>
      <text:p text:style-name="P4"><text:tab/>: Instance Hours = Pod Hours * Pod Resources</text:p>
      <text:p text:style-name="P4"/>
      <text:p text:style-name="P2">we can review four techniques that were applied to a sample cluster to achieve over an 80% savings on EC2 usage:</text:p>
      <text:p text:style-name="P2"/>
      <text:p text:style-name="P2">Auto Scaling – optimize instance hours by aligning the number of nodes in the cluster to the demand.</text:p>
      <text:p text:style-name="P2">Right Sizing – optimize pod resources by allocating the appropriate CPU and memory resources to pods.</text:p>
      <text:p text:style-name="P2">Down Scaling – optimize pod hours by terminating pods that are unnecessary during nights and weekends.</text:p>
      <text:p text:style-name="P2">Purchase Options – optimize instance price by replacing On-Demand Instance with Spot Instances.</text:p>
      <text:p text:style-name="P2"/>
      <text:p text:style-name="P2"/>
      <text:p text:style-name="P2">Conclusion: </text:p>
      <text:p text:style-name="P3">We were able to save over 80% of the EC2 instance cost for our Kubernetes cluster through automatic scaling the nodes and pods within the cluster, right sizing the resources allocated to the containers in the pods, down scaling the deployments outside of business hours and finally by moving most of the pods over to Spot Instances.</text:p>
      <text:p text:style-name="P3"/>
      <text:p text:style-name="P2">reference: <text:s text:c="5"/>https://aws.amazon.com/blogs/containers/cost-optimization-for-kubernetes-on-aws/</text:p>
      <text:p text:style-name="P2"><text:tab/><text:tab/>https://cast.ai/blog/how-to-reduce-your-amazon-eks-costs-by-half-in-15-minutes/</text:p>
      <text:p text:style-name="P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mazonEmber" svg:font-family="AmazonEmber, 'Helvetica Neue', Helvetica, Arial, sans-serif"/>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3T12:59:36.751027214</meta:creation-date>
    <dc:date>2022-09-13T13:08:15.489877183</dc:date>
    <meta:editing-duration>PT8M39S</meta:editing-duration>
    <meta:editing-cycles>1</meta:editing-cycles>
    <meta:document-statistic meta:table-count="0" meta:image-count="0" meta:object-count="0" meta:page-count="1" meta:paragraph-count="16" meta:word-count="210" meta:character-count="1414" meta:non-whitespace-character-count="1203"/>
    <meta:generator>LibreOffice/6.4.7.2$Linux_X86_64 LibreOffice_project/40$Build-2</meta:generator>
  </office:meta>
</office:document-meta>
</file>